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0.93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85cm" svg:height="1.977cm" svg:x="12.4cm" svg:y="12.903cm">
          <draw:text-box>
            <text:p>R<text:span text:style-name="T1">3</text:span></text:p>
            <text:p><text:span text:style-name="T1"/></text:p>
          </draw:text-box>
        </draw:frame>
        <draw:g>
          <draw:glue-point draw:id="4" svg:x="-4.828cm" svg:y="-2.346cm"/>
          <draw:glue-point draw:id="5" svg:x="-4.828cm" svg:y="2.296cm"/>
          <draw:custom-shape draw:style-name="gr2" draw:text-style-name="P2" draw:layer="layout" svg:width="2.796cm" svg:height="2.563cm" draw:transform="rotate (1.5707963267949) translate (11.725cm 10.0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1.712cm" svg:y="7.499cm">
            <draw:text-box>
              <text:p>+</text:p>
              <text:p/>
              <text:p>-</text:p>
            </draw:text-box>
          </draw:frame>
        </draw:g>
        <draw:line draw:style-name="gr4" draw:text-style-name="P4" draw:layer="layout" svg:x1="11.756cm" svg:y1="7.929cm" svg:x2="9.479cm" svg:y2="7.942cm">
          <text:p/>
        </draw:line>
        <draw:frame draw:style-name="gr5" draw:text-style-name="P3" draw:layer="layout" svg:width="1.209cm" svg:height="1.114cm" svg:x="5.4cm" svg:y="6.812cm">
          <draw:text-box>
            <text:p>V<text:span text:style-name="T1">in</text:span></text:p>
          </draw:text-box>
        </draw:frame>
        <draw:g>
          <draw:line draw:style-name="gr4" draw:text-style-name="P4" draw:layer="layout" svg:x1="7.384cm" svg:y1="8.927cm" svg:x2="7.384cm" svg:y2="6.911cm">
            <text:p/>
          </draw:line>
          <draw:line draw:style-name="gr4" draw:text-style-name="P4" draw:layer="layout" svg:x1="7.384cm" svg:y1="8.927cm" svg:x2="7.384cm" svg:y2="6.911cm">
            <text:p/>
          </draw:line>
          <draw:line draw:style-name="gr4" draw:text-style-name="P4" draw:layer="layout" svg:x1="8.285cm" svg:y1="8.927cm" svg:x2="8.285cm" svg:y2="6.911cm">
            <text:p/>
          </draw:line>
          <draw:line draw:style-name="gr4" draw:text-style-name="P4" draw:layer="layout" svg:x1="9.504cm" svg:y1="7.934cm" svg:x2="8.281cm" svg:y2="7.918cm">
            <text:p/>
          </draw:line>
          <draw:line draw:style-name="gr4" draw:text-style-name="P4" draw:layer="layout" svg:x1="7.403cm" svg:y1="7.934cm" svg:x2="6.18cm" svg:y2="7.918cm">
            <text:p/>
          </draw:line>
        </draw:g>
        <draw:g>
          <draw:line draw:style-name="gr4" draw:text-style-name="P4" draw:layer="layout" svg:x1="9.137cm" svg:y1="11.332cm" svg:x2="8.746cm" svg:y2="11.061cm">
            <text:p/>
          </draw:line>
          <draw:line draw:style-name="gr4" draw:text-style-name="P4" draw:layer="layout" svg:x1="9.514cm" svg:y1="10.478cm" svg:x2="8.747cm" svg:y2="11.066cm">
            <text:p/>
          </draw:line>
          <draw:line draw:style-name="gr4" draw:text-style-name="P4" draw:layer="layout" svg:x1="9.529cm" svg:y1="9.345cm" svg:x2="8.734cm" svg:y2="8.778cm">
            <text:p/>
          </draw:line>
          <draw:line draw:style-name="gr4" draw:text-style-name="P4" draw:layer="layout" svg:x1="9.532cm" svg:y1="10.506cm" svg:x2="8.737cm" svg:y2="9.939cm">
            <text:p/>
          </draw:line>
          <draw:line draw:style-name="gr4" draw:text-style-name="P4" draw:layer="layout" svg:x1="9.524cm" svg:y1="9.321cm" svg:x2="8.757cm" svg:y2="9.909cm">
            <text:p/>
          </draw:line>
          <draw:line draw:style-name="gr4" draw:text-style-name="P4" draw:layer="layout" svg:x1="9.496cm" svg:y1="8.174cm" svg:x2="8.729cm" svg:y2="8.762cm">
            <text:p/>
          </draw:line>
          <draw:line draw:style-name="gr4" draw:text-style-name="P4" draw:layer="layout" svg:x1="9.458cm" svg:y1="8.186cm" svg:x2="9.067cm" svg:y2="7.915cm">
            <text:p/>
          </draw:line>
        </draw:g>
        <draw:line draw:style-name="gr4" draw:text-style-name="P4" draw:layer="layout" svg:x1="10.16cm" svg:y1="11.293cm" svg:x2="7.721cm" svg:y2="11.308cm">
          <text:p/>
        </draw:line>
        <draw:line draw:style-name="gr4" draw:text-style-name="P4" draw:layer="layout" svg:x1="10.16cm" svg:y1="11.279cm" svg:x2="7.721cm" svg:y2="11.294cm">
          <text:p/>
        </draw:line>
        <draw:line draw:style-name="gr4" draw:text-style-name="P4" draw:layer="layout" svg:x1="8.386cm" svg:y1="11.618cm" svg:x2="9.598cm" svg:y2="11.618cm">
          <text:p/>
        </draw:line>
        <draw:line draw:style-name="gr4" draw:text-style-name="P4" draw:layer="layout" svg:x1="8.715cm" svg:y1="11.902cm" svg:x2="9.298cm" svg:y2="11.902cm">
          <text:p/>
        </draw:line>
        <draw:line draw:style-name="gr4" draw:text-style-name="P4" draw:layer="layout" svg:x1="11.73cm" svg:y1="9.419cm" svg:x2="11.049cm" svg:y2="9.403cm">
          <text:p/>
        </draw:line>
        <draw:line draw:style-name="gr4" draw:text-style-name="P4" draw:layer="layout" svg:x1="11.049cm" svg:y1="12.297cm" svg:x2="11.049cm" svg:y2="9.403cm">
          <text:p/>
        </draw:line>
        <draw:g>
          <draw:line draw:style-name="gr4" draw:text-style-name="P4" draw:layer="layout" svg:x1="11.067cm" svg:y1="14.447cm" svg:x2="10.676cm" svg:y2="14.277cm">
            <text:p/>
          </draw:line>
          <draw:line draw:style-name="gr4" draw:text-style-name="P4" draw:layer="layout" svg:x1="11.444cm" svg:y1="13.91cm" svg:x2="10.677cm" svg:y2="14.28cm">
            <text:p/>
          </draw:line>
          <draw:line draw:style-name="gr4" draw:text-style-name="P4" draw:layer="layout" svg:x1="11.459cm" svg:y1="13.197cm" svg:x2="10.664cm" svg:y2="12.84cm">
            <text:p/>
          </draw:line>
          <draw:line draw:style-name="gr4" draw:text-style-name="P4" draw:layer="layout" svg:x1="11.462cm" svg:y1="13.928cm" svg:x2="10.667cm" svg:y2="13.571cm">
            <text:p/>
          </draw:line>
          <draw:line draw:style-name="gr4" draw:text-style-name="P4" draw:layer="layout" svg:x1="11.454cm" svg:y1="13.182cm" svg:x2="10.687cm" svg:y2="13.552cm">
            <text:p/>
          </draw:line>
          <draw:line draw:style-name="gr4" draw:text-style-name="P4" draw:layer="layout" svg:x1="11.426cm" svg:y1="12.461cm" svg:x2="10.659cm" svg:y2="12.831cm">
            <text:p/>
          </draw:line>
          <draw:line draw:style-name="gr4" draw:text-style-name="P4" draw:layer="layout" svg:x1="11.388cm" svg:y1="12.468cm" svg:x2="10.997cm" svg:y2="12.298cm">
            <text:p/>
          </draw:line>
        </draw:g>
        <draw:g>
          <draw:line draw:style-name="gr4" draw:text-style-name="P4" draw:layer="layout" svg:x1="11.023cm" svg:y1="11.254cm" svg:x2="11.331cm" svg:y2="10.946cm">
            <text:p/>
          </draw:line>
          <draw:line draw:style-name="gr4" draw:text-style-name="P4" draw:layer="layout" svg:x1="11.974cm" svg:y1="11.573cm" svg:x2="11.326cm" svg:y2="10.947cm">
            <text:p/>
          </draw:line>
          <draw:line draw:style-name="gr4" draw:text-style-name="P4" draw:layer="layout" svg:x1="13.244cm" svg:y1="11.608cm" svg:x2="13.892cm" svg:y2="10.982cm">
            <text:p/>
          </draw:line>
          <draw:line draw:style-name="gr4" draw:text-style-name="P4" draw:layer="layout" svg:x1="11.942cm" svg:y1="11.588cm" svg:x2="12.59cm" svg:y2="10.962cm">
            <text:p/>
          </draw:line>
          <draw:line draw:style-name="gr4" draw:text-style-name="P4" draw:layer="layout" svg:x1="13.271cm" svg:y1="11.604cm" svg:x2="12.623cm" svg:y2="10.978cm">
            <text:p/>
          </draw:line>
          <draw:line draw:style-name="gr4" draw:text-style-name="P4" draw:layer="layout" svg:x1="14.556cm" svg:y1="11.605cm" svg:x2="13.908cm" svg:y2="10.979cm">
            <text:p/>
          </draw:line>
          <draw:line draw:style-name="gr4" draw:text-style-name="P4" draw:layer="layout" svg:x1="14.545cm" svg:y1="11.574cm" svg:x2="14.853cm" svg:y2="11.266cm">
            <text:p/>
          </draw:line>
        </draw:g>
        <draw:line draw:style-name="gr4" draw:text-style-name="P4" draw:layer="layout" svg:x1="17.003cm" svg:y1="11.277cm" svg:x2="14.91cm" svg:y2="11.306cm">
          <text:p/>
        </draw:line>
        <draw:line draw:style-name="gr4" draw:text-style-name="P4" draw:layer="layout" svg:x1="17.03cm" svg:y1="11.305cm" svg:x2="17.03cm" svg:y2="8.549cm">
          <text:p/>
        </draw:line>
        <draw:line draw:style-name="gr4" draw:text-style-name="P4" draw:layer="layout" svg:x1="18.243cm" svg:y1="8.631cm" svg:x2="14.25cm" svg:y2="8.634cm">
          <text:p/>
        </draw:line>
        <draw:g>
          <draw:line draw:style-name="gr4" draw:text-style-name="P4" draw:layer="layout" svg:x1="18.189cm" svg:y1="8.664cm" svg:x2="18.497cm" svg:y2="8.356cm">
            <text:p/>
          </draw:line>
          <draw:line draw:style-name="gr4" draw:text-style-name="P4" draw:layer="layout" svg:x1="19.14cm" svg:y1="8.983cm" svg:x2="18.492cm" svg:y2="8.357cm">
            <text:p/>
          </draw:line>
          <draw:line draw:style-name="gr4" draw:text-style-name="P4" draw:layer="layout" svg:x1="20.41cm" svg:y1="9.018cm" svg:x2="21.058cm" svg:y2="8.392cm">
            <text:p/>
          </draw:line>
          <draw:line draw:style-name="gr4" draw:text-style-name="P4" draw:layer="layout" svg:x1="19.108cm" svg:y1="8.998cm" svg:x2="19.756cm" svg:y2="8.372cm">
            <text:p/>
          </draw:line>
          <draw:line draw:style-name="gr4" draw:text-style-name="P4" draw:layer="layout" svg:x1="20.437cm" svg:y1="9.014cm" svg:x2="19.789cm" svg:y2="8.388cm">
            <text:p/>
          </draw:line>
          <draw:line draw:style-name="gr4" draw:text-style-name="P4" draw:layer="layout" svg:x1="21.722cm" svg:y1="9.015cm" svg:x2="21.074cm" svg:y2="8.389cm">
            <text:p/>
          </draw:line>
          <draw:line draw:style-name="gr4" draw:text-style-name="P4" draw:layer="layout" svg:x1="21.711cm" svg:y1="8.984cm" svg:x2="22.019cm" svg:y2="8.676cm">
            <text:p/>
          </draw:line>
        </draw:g>
        <draw:line draw:style-name="gr4" draw:text-style-name="P4" draw:layer="layout" svg:x1="22.074cm" svg:y1="10.285cm" svg:x2="22.046cm" svg:y2="8.632cm">
          <text:p/>
        </draw:line>
        <draw:line draw:style-name="gr4" draw:text-style-name="P4" draw:layer="layout" svg:x1="12.118cm" svg:y1="14.491cm" svg:x2="9.679cm" svg:y2="14.506cm">
          <text:p/>
        </draw:line>
        <draw:line draw:style-name="gr4" draw:text-style-name="P4" draw:layer="layout" svg:x1="12.118cm" svg:y1="14.477cm" svg:x2="9.679cm" svg:y2="14.492cm">
          <text:p/>
        </draw:line>
        <draw:line draw:style-name="gr4" draw:text-style-name="P4" draw:layer="layout" svg:x1="10.344cm" svg:y1="14.816cm" svg:x2="11.556cm" svg:y2="14.816cm">
          <text:p/>
        </draw:line>
        <draw:line draw:style-name="gr4" draw:text-style-name="P4" draw:layer="layout" svg:x1="10.673cm" svg:y1="15.1cm" svg:x2="11.256cm" svg:y2="15.1cm">
          <text:p/>
        </draw:line>
        <draw:line draw:style-name="gr4" draw:text-style-name="P4" draw:layer="layout" svg:x1="23.308cm" svg:y1="13.141cm" svg:x2="20.869cm" svg:y2="13.156cm">
          <text:p/>
        </draw:line>
        <draw:line draw:style-name="gr4" draw:text-style-name="P4" draw:layer="layout" svg:x1="23.308cm" svg:y1="13.127cm" svg:x2="20.869cm" svg:y2="13.142cm">
          <text:p/>
        </draw:line>
        <draw:line draw:style-name="gr4" draw:text-style-name="P4" draw:layer="layout" svg:x1="21.534cm" svg:y1="13.466cm" svg:x2="22.746cm" svg:y2="13.466cm">
          <text:p/>
        </draw:line>
        <draw:line draw:style-name="gr4" draw:text-style-name="P4" draw:layer="layout" svg:x1="21.863cm" svg:y1="13.75cm" svg:x2="22.446cm" svg:y2="13.75cm">
          <text:p/>
        </draw:line>
        <draw:g>
          <draw:line draw:style-name="gr4" draw:text-style-name="P4" draw:layer="layout" svg:x1="21.192cm" svg:y1="11.157cm" svg:x2="22.955cm" svg:y2="11.157cm">
            <text:p/>
          </draw:line>
          <draw:line draw:style-name="gr4" draw:text-style-name="P4" draw:layer="layout" svg:x1="21.192cm" svg:y1="11.157cm" svg:x2="22.955cm" svg:y2="11.157cm">
            <text:p/>
          </draw:line>
          <draw:line draw:style-name="gr4" draw:text-style-name="P4" draw:layer="layout" svg:x1="21.192cm" svg:y1="11.994cm" svg:x2="22.955cm" svg:y2="11.994cm">
            <text:p/>
          </draw:line>
          <draw:line draw:style-name="gr4" draw:text-style-name="P4" draw:layer="layout" svg:x1="22.061cm" svg:y1="13.124cm" svg:x2="22.075cm" svg:y2="11.987cm">
            <text:p/>
          </draw:line>
          <draw:line draw:style-name="gr4" draw:text-style-name="P4" draw:layer="layout" svg:x1="22.061cm" svg:y1="11.174cm" svg:x2="22.075cm" svg:y2="10.037cm">
            <text:p/>
          </draw:line>
        </draw:g>
        <draw:custom-shape draw:style-name="gr6" draw:text-style-name="P2" draw:layer="layout" svg:width="0.348cm" svg:height="0.35cm" svg:x="8.978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48cm" svg:height="0.35cm" svg:x="16.861cm" svg:y="8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21.904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48cm" svg:height="0.35cm" svg:x="6.029cm" svg:y="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323cm" svg:height="2.66cm" svg:x="15.9cm" svg:y="7.336cm">
          <draw:text-box>
            <text:p>V<text:span text:style-name="T1">o</text:span></text:p>
            <text:p><text:span text:style-name="T1"/></text:p>
          </draw:text-box>
        </draw:frame>
        <draw:frame draw:style-name="gr9" draw:text-style-name="P3" draw:layer="layout" svg:width="1.433cm" svg:height="1.977cm" svg:x="22.101cm" svg:y="7.75cm">
          <draw:text-box>
            <text:p>V<text:span text:style-name="T1">out</text:span></text:p>
            <text:p><text:span text:style-name="T1"/></text:p>
          </draw:text-box>
        </draw:frame>
        <draw:frame draw:style-name="gr1" draw:text-style-name="P1" draw:layer="layout" svg:width="2.122cm" svg:height="1.114cm" svg:x="6.943cm" svg:y="5.517cm">
          <draw:text-box>
            <text:p>C<text:span text:style-name="T2">1</text:span></text:p>
          </draw:text-box>
        </draw:frame>
        <draw:frame draw:style-name="gr1" draw:text-style-name="P1" draw:layer="layout" svg:width="1.24cm" svg:height="1.114cm" svg:x="6.998cm" svg:y="10.092cm">
          <draw:text-box>
            <text:p>R<text:span text:style-name="T1">1</text:span></text:p>
          </draw:text-box>
        </draw:frame>
        <draw:frame draw:style-name="gr1" draw:text-style-name="P1" draw:layer="layout" svg:width="2.178cm" svg:height="1.114cm" svg:x="13.502cm" svg:y="10.064cm">
          <draw:text-box>
            <text:p>R<text:span text:style-name="T3">4</text:span></text:p>
          </draw:text-box>
        </draw:frame>
        <draw:frame draw:style-name="gr1" draw:text-style-name="P1" draw:layer="layout" svg:width="2.178cm" svg:height="1.114cm" svg:x="23.093cm" svg:y="11.249cm">
          <draw:text-box>
            <text:p>C<text:span text:style-name="T1">2</text:span></text:p>
          </draw:text-box>
        </draw:frame>
        <draw:frame draw:style-name="gr1" draw:text-style-name="P1" draw:layer="layout" svg:width="1.847cm" svg:height="1.114cm" svg:x="18.904cm" svg:y="7.06cm">
          <draw:text-box>
            <text:p>R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0:49:28.363690391</meta:creation-date>
    <dc:date>2021-06-02T16:47:53.194494696</dc:date>
    <meta:editing-duration>PT28M41S</meta:editing-duration>
    <meta:editing-cycles>3</meta:editing-cycles>
    <meta:generator>LibreOffice/6.4.6.2$Linux_X86_64 LibreOffice_project/40$Build-2</meta:generator>
    <meta:document-statistic meta:object-count="79"/>
  </office:meta>
</office:document-meta>
</file>